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23mm"/>
    </style:style>
    <style:style style:name="co2" style:family="table-column">
      <style:table-column-properties fo:break-before="auto" style:column-width="2.75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8.55mm"/>
    </style:style>
    <style:style style:name="co6" style:family="table-column">
      <style:table-column-properties fo:break-before="auto" style:column-width="105.87mm"/>
    </style:style>
    <style:style style:name="co7" style:family="table-column">
      <style:table-column-properties fo:break-before="auto" style:column-width="3.86mm"/>
    </style:style>
    <style:style style:name="co8" style:family="table-column">
      <style:table-column-properties fo:break-before="auto" style:column-width="58.05mm"/>
    </style:style>
    <style:style style:name="co9" style:family="table-column">
      <style:table-column-properties fo:break-before="auto" style:column-width="46.16mm"/>
    </style:style>
    <style:style style:name="co10" style:family="table-column">
      <style:table-column-properties fo:break-before="auto" style:column-width="30.67mm"/>
    </style:style>
    <style:style style:name="co11" style:family="table-column">
      <style:table-column-properties fo:break-before="auto" style:column-width="32.07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6.81mm"/>
    </style:style>
    <style:style style:name="co14" style:family="table-column">
      <style:table-column-properties fo:break-before="auto" style:column-width="5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808080"/>
    </style:style>
    <style:style style:name="T5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6" style:family="text">
      <style:text-properties fo:color="#ff00ff" style:font-name="Consolas" fo:font-size="9.5pt" style:font-name-asian="Consolas" style:font-name-complex="Consolas" style:font-size-asian="9.5pt" style:font-size-complex="9.5pt"/>
    </style:style>
    <style:style style:name="T7" style:family="text">
      <style:text-properties style:font-name="Consolas" fo:font-size="9.5pt" style:font-name-asian="Consolas" style:font-name-complex="Consolas" style:font-size-asian="9.5pt" style:font-size-complex="9.5pt" fo:color="#ff00ff"/>
    </style:style>
  </office:automatic-styles>
  <office:body>
    <office:spreadsheet>
      <table:table table:name="Addres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Address]</text:span></text:p>
          </table:table-cell>
          <table:table-cell table:number-columns-repeated="6"/>
          <table:table-cell office:value-type="string" calcext:value-type="string">
            <text:p>Street</text:p>
          </table:table-cell>
          <table:table-cell/>
          <table:table-cell table:style-name="ce3" office:value-type="string" calcext:value-type="string">
            <text:p>ZipCode</text:p>
          </table:table-cell>
          <table:table-cell/>
          <table:table-cell table:style-name="ce3" office:value-type="string" calcext:value-type="string">
            <text:p>City</text:p>
          </table:table-cell>
          <table:table-cell/>
          <table:table-cell table:style-name="ce3" office:value-type="string" calcext:value-type="string">
            <text:p>Country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</text:span><text:span text:style-name="T2">[Street]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ZipCode]</text:span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1" calcext:value-type="float">
            <text:p>23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City]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2" calcext:value-type="float">
            <text:p>23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Country]</text:span><text:span text:style-name="T4">)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3" calcext:value-type="float">
            <text:p>23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</text:span><text:span text:style-name="T3">VALUES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4" calcext:value-type="float">
            <text:p>23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&lt;</text:span><text:span text:style-name="T2">Street</text:span><text:span text:style-name="T4">,</text:span><text:span text:style-name="T2"> </text:span><text:span text:style-name="T3">nvarchar</text:span><text:span text:style-name="T4">(</text:span><text:span text:style-name="T2">100</text:span><text:span text:style-name="T4">),&gt;</text:span>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5" calcext:value-type="float">
            <text:p>23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ZipCode</text:span><text:span text:style-name="T4">,</text:span><text:span text:style-name="T2"> </text:span><text:span text:style-name="T3">nchar</text:span><text:span text:style-name="T4">(</text:span><text:span text:style-name="T2">10</text:span><text:span text:style-name="T4">),&gt;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6" calcext:value-type="float">
            <text:p>23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City</text:span><text:span text:style-name="T4">,</text:span><text:span text:style-name="T2"> </text:span><text:span text:style-name="T3">nvarchar</text:span><text:span text:style-name="T4">(</text:span><text:span text:style-name="T2">50</text:span><text:span text:style-name="T4">),&gt;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7" calcext:value-type="float">
            <text:p>23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Country</text:span><text:span text:style-name="T4">,</text:span><text:span text:style-name="T2"> </text:span><text:span text:style-name="T3">nvarchar</text:span><text:span text:style-name="T4">(</text:span><text:span text:style-name="T2">100</text:span><text:span text:style-name="T4">),&gt;)</text:span>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8" calcext:value-type="float">
            <text:p>23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09" calcext:value-type="float">
            <text:p>23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0" calcext:value-type="float">
            <text:p>23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1" calcext:value-type="float">
            <text:p>23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2" calcext:value-type="float">
            <text:p>23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3" calcext:value-type="float">
            <text:p>23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4" calcext:value-type="float">
            <text:p>23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5" calcext:value-type="float">
            <text:p>23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6" calcext:value-type="float">
            <text:p>23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7" calcext:value-type="float">
            <text:p>23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8" calcext:value-type="float">
            <text:p>23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[dbo].[Address] ([Street],[ZipCode],[City],[Country]) VALUES (</text:p>
          </table:table-cell>
          <table:table-cell office:value-type="string" calcext:value-type="string">
            <text:p>N'Ulica'</text:p>
          </table:table-cell>
          <table:table-cell office:value-type="string" calcext:value-type="string">
            <text:p>,</text:p>
          </table:table-cell>
          <table:table-cell office:value-type="float" office:value="23519" calcext:value-type="float">
            <text:p>23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Miasto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Kraj'</text:p>
          </table:table-cell>
          <table:table-cell office:value-type="string" calcext:value-type="string">
            <text:p>)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6">UPDATE</text:span><text:span text:style-name="T2"> [dbo]</text:span><text:span text:style-name="T4">.</text:span><text:span text:style-name="T2">[Address]</text:span>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1">SET</text:span><text:span text:style-name="T2"> </text:span>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5">Street </text:span><text:span text:style-name="T4">=</text:span><text:span text:style-name="T2"> Street </text:span><text:span text:style-name="T4">+</text:span><text:span text:style-name="T2"> </text:span><text:span text:style-name="T7">str</text:span><text:span text:style-name="T4">(</text:span><text:span text:style-name="T2">Id</text:span><text:span text:style-name="T4">),</text:span>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5">City </text:span><text:span text:style-name="T4">=</text:span><text:span text:style-name="T2"> City </text:span><text:span text:style-name="T4">+</text:span><text:span text:style-name="T2"> </text:span><text:span text:style-name="T7">str</text:span><text:span text:style-name="T4">(</text:span><text:span text:style-name="T2">Id</text:span><text:span text:style-name="T4">),</text:span>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5">Country </text:span><text:span text:style-name="T4">=</text:span><text:span text:style-name="T2"> Country </text:span><text:span text:style-name="T4">+</text:span><text:span text:style-name="T2"> </text:span><text:span text:style-name="T7">str</text:span><text:span text:style-name="T4">(</text:span><text:span text:style-name="T2">Id</text:span><text:span text:style-name="T4">)</text:span>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ountry = Country + Id</text:p>
          </table:table-cell>
          <table:table-cell table:number-columns-repeated="8"/>
        </table:table-row>
      </table:table>
      <table:table table:name="Customer" table:style-name="ta1" table:print="false">
        <table:table-column table:style-name="co6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Customer]</text:span></text:p>
          </table:table-cell>
          <table:table-cell table:number-columns-repeated="6"/>
          <table:table-cell office:value-type="string" calcext:value-type="string">
            <text:p>Name</text:p>
          </table:table-cell>
          <table:table-cell/>
          <table:table-cell table:style-name="ce3" office:value-type="string" calcext:value-type="string">
            <text:p>Surname</text:p>
          </table:table-cell>
          <table:table-cell/>
          <table:table-cell table:style-name="ce3" office:value-type="string" calcext:value-type="string">
            <text:p>AddressId</text:p>
          </table:table-cell>
          <table:table-cell/>
          <table:table-cell table:style-name="ce3" office:value-type="string" calcext:value-type="string">
            <text:p>MoviesLimitNumber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MaxRT</text:p>
          </table:table-cell>
          <table:table-cell/>
          <table:table-cell table:style-name="Default" office:value-type="string" calcext:value-type="string">
            <text:p>MaxTT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           </text:span><text:span text:style-name="T4">(</text:span><text:span text:style-name="T2">[Name]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</text:span><text:span text:style-name="T2">[Surname]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</text:span><text:span text:style-name="T2">[AddressId]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</text:span><text:span text:style-name="T2">[MoviesLimitNumber]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</text:span><text:span text:style-name="T2">[CustomerMaxRentalTime]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</text:span><text:span text:style-name="T2">[CustomerMaxTransactionTime]</text:span><text:span text:style-name="T4">)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</text:span><text:span text:style-name="T3">VALUES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1">           </text:span><text:span text:style-name="T4">(&lt;</text:span><text:span text:style-name="T2">Name</text:span><text:span text:style-name="T4">,</text:span><text:span text:style-name="T2"> </text:span><text:span text:style-name="T3">nvarchar</text:span><text:span text:style-name="T4">(</text:span><text:span text:style-name="T2">30</text:span><text:span text:style-name="T4">),&gt;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&lt;</text:span><text:span text:style-name="T2">Surname</text:span><text:span text:style-name="T4">,</text:span><text:span text:style-name="T2"> </text:span><text:span text:style-name="T3">nvarchar</text:span><text:span text:style-name="T4">(</text:span><text:span text:style-name="T2">50</text:span><text:span text:style-name="T4">),&gt;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&lt;</text:span><text:span text:style-name="T2">AddressId</text:span><text:span text:style-name="T4">,</text:span><text:span text:style-name="T2"> </text:span><text:span text:style-name="T3">bigint</text:span><text:span text:style-name="T4">,&gt;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&lt;</text:span><text:span text:style-name="T2">MoviesLimitNumber</text:span><text:span text:style-name="T4">,</text:span><text:span text:style-name="T2"> </text:span><text:span text:style-name="T3">int</text:span><text:span text:style-name="T4">,&gt;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&lt;</text:span><text:span text:style-name="T2">CustomerMaxRentalTime</text:span><text:span text:style-name="T4">,</text:span><text:span text:style-name="T2"> </text:span><text:span text:style-name="T3">time</text:span><text:span text:style-name="T4">(</text:span><text:span text:style-name="T2">7</text:span><text:span text:style-name="T4">),&gt;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<text:span text:style-name="T5">           </text:span><text:span text:style-name="T4">,&lt;</text:span><text:span text:style-name="T2">CustomerMaxTransactionTime</text:span><text:span text:style-name="T4">,</text:span><text:span text:style-name="T2"> </text:span><text:span text:style-name="T3">time</text:span><text:span text:style-name="T4">(</text:span><text:span text:style-name="T2">7</text:span><text:span text:style-name="T4">),&gt;)</text:span>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05:00'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INSERT INTO [dbo].[Customer]([Name],[Surname],[AddressId],[MoviesLimitNumber],[CustomerMaxRentalTime],[CustomerMaxTransactionTime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20:00: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00:10:00'</text:p>
          </table:table-cell>
          <table:table-cell office:value-type="string" calcext:value-type="string">
            <text:p>)</text:p>
          </table:table-cell>
        </table:table-row>
      </table:table>
      <table:table table:name="Employe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Employee]</text:span></text:p>
          </table:table-cell>
          <table:table-cell table:number-columns-repeated="6"/>
          <table:table-cell office:value-type="string" calcext:value-type="string">
            <text:p>Name</text:p>
          </table:table-cell>
          <table:table-cell/>
          <table:table-cell table:style-name="ce3" office:value-type="string" calcext:value-type="string">
            <text:p>Surname</text:p>
          </table:table-cell>
          <table:table-cell/>
          <table:table-cell table:style-name="ce3" office:value-type="string" calcext:value-type="string">
            <text:p>AddressId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</text:span><text:span text:style-name="T2">[Name]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Surname]</text:span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AddressId]</text:span><text:span text:style-name="T4">)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5">     </text:span><text:span text:style-name="T3">VALUES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&lt;</text:span><text:span text:style-name="T2">Name</text:span><text:span text:style-name="T4">,</text:span><text:span text:style-name="T2"> </text:span><text:span text:style-name="T3">nvarchar</text:span><text:span text:style-name="T4">(</text:span><text:span text:style-name="T2">30</text:span><text:span text:style-name="T4">),&gt;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Surname</text:span><text:span text:style-name="T4">,</text:span><text:span text:style-name="T2"> </text:span><text:span text:style-name="T3">nvarchar</text:span><text:span text:style-name="T4">(</text:span><text:span text:style-name="T2">50</text:span><text:span text:style-name="T4">),&gt;</text:span>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AddressId</text:span><text:span text:style-name="T4">,</text:span><text:span text:style-name="T2"> </text:span><text:span text:style-name="T3">bigint</text:span><text:span text:style-name="T4">,&gt;)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[dbo].[Employee]([Name],[Surname],[AddressId]) VALUES (</text:p>
          </table:table-cell>
          <table:table-cell office:value-type="string" calcext:value-type="string">
            <text:p>N'Imię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Nazwisko'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</table:table>
      <table:table table:name="Genr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Genre]</text:span></text:p>
          </table:table-cell>
          <table:table-cell table:number-columns-repeated="6"/>
          <table:table-cell office:value-type="string" calcext:value-type="string">
            <text:p>GenreId</text:p>
          </table:table-cell>
          <table:table-cell/>
          <table:table-cell table:style-name="ce3" office:value-type="string" calcext:value-type="string">
            <text:p>Name</text:p>
          </table:table-cell>
          <table:table-cell/>
          <table:table-cell table:style-name="ce3"/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</text:span><text:span text:style-name="T2">[GenreId]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Name]</text:span><text:span text:style-name="T4">)</text:span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5">     </text:span><text:span text:style-name="T3">VALUES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&lt;</text:span><text:span text:style-name="T2">GenreId</text:span><text:span text:style-name="T4">,</text:span><text:span text:style-name="T2"> </text:span><text:span text:style-name="T3">bigint</text:span><text:span text:style-name="T4">,&gt;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Name</text:span><text:span text:style-name="T4">,</text:span><text:span text:style-name="T2"> </text:span><text:span text:style-name="T3">varchar</text:span><text:span text:style-name="T4">(</text:span><text:span text:style-name="T2">20</text:span><text:span text:style-name="T4">),&gt;)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[dbo].[Genre]([GenreId],[Name]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Gat'</text:p>
          </table:table-cell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 calcext:value-type="string">
            <text:p>UPDATE [dbo].[Genre]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 calcext:value-type="string">
            <text:p><text:s text:c="3"/>SET [Name] = [Name] + str(Id)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</table:table>
      <table:table table:name="Movi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Movie]</text:span></text:p>
          </table:table-cell>
          <table:table-cell table:number-columns-repeated="6"/>
          <table:table-cell office:value-type="string" calcext:value-type="string">
            <text:p>MovieId</text:p>
          </table:table-cell>
          <table:table-cell/>
          <table:table-cell table:style-name="ce3" office:value-type="string" calcext:value-type="string">
            <text:p>Title</text:p>
          </table:table-cell>
          <table:table-cell/>
          <table:table-cell table:style-name="ce3" office:value-type="string" calcext:value-type="string">
            <text:p>Director</text:p>
          </table:table-cell>
          <table:table-cell/>
          <table:table-cell table:style-name="ce3" office:value-type="string" calcext:value-type="string">
            <text:p>ProductionCo</text:p>
          </table:table-cell>
          <table:table-cell/>
          <table:table-cell office:value-type="string" calcext:value-type="string">
            <text:p>MinAge</text:p>
          </table:table-cell>
          <table:table-cell/>
          <table:table-cell office:value-type="string" calcext:value-type="string">
            <text:p>Rating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</text:span><text:span text:style-name="T2">[MovieId]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Title]</text:span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Director]</text:span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ProductionCompany]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MinimalAge]</text:span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Rating]</text:span><text:span text:style-name="T4">)</text:span>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ZipCode</text:span><text:span text:style-name="T4">,</text:span><text:span text:style-name="T2"> </text:span><text:span text:style-name="T3">nchar</text:span><text:span text:style-name="T4">(</text:span><text:span text:style-name="T2">10</text:span><text:span text:style-name="T4">),&gt;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City</text:span><text:span text:style-name="T4">,</text:span><text:span text:style-name="T2"> </text:span><text:span text:style-name="T3">nvarchar</text:span><text:span text:style-name="T4">(</text:span><text:span text:style-name="T2">50</text:span><text:span text:style-name="T4">),&gt;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&lt;</text:span><text:span text:style-name="T2">Country</text:span><text:span text:style-name="T4">,</text:span><text:span text:style-name="T2"> </text:span><text:span text:style-name="T3">nvarchar</text:span><text:span text:style-name="T4">(</text:span><text:span text:style-name="T2">100</text:span><text:span text:style-name="T4">),&gt;)</text:span>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[dbo].[Movie]([MovieId],[Title],[Director],[ProductionCompany],[MinimalAge],[Rating]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ytuł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TenSa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'Producent'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table:style-name="ce1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6">UPDATE</text:span><text:span text:style-name="T2"> [dbo]</text:span><text:span text:style-name="T4">.</text:span><text:span text:style-name="T2">[Movie]</text:span>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<text:span text:style-name="T5">   </text:span><text:span text:style-name="T3">SET</text:span><text:span text:style-name="T2"> [Title] </text:span><text:span text:style-name="T4">=</text:span><text:span text:style-name="T2"> [Title] </text:span><text:span text:style-name="T4">+</text:span><text:span text:style-name="T2"> </text:span><text:span text:style-name="T7">str</text:span><text:span text:style-name="T4">(Movie</text:span><text:span text:style-name="T2">Id</text:span><text:span text:style-name="T4">)</text:span></text:p>
          </table:table-cell>
          <table:table-cell table:style-name="ce1"/>
          <table:table-cell table:number-columns-repeated="11"/>
        </table:table-row>
      </table:table>
      <table:table table:name="MoviesGenr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INSERT INTO [dbo].[MoviesGenres]</text:p>
          </table:table-cell>
          <table:table-cell table:number-columns-repeated="6"/>
          <table:table-cell office:value-type="string" calcext:value-type="string">
            <text:p>MovieGenreId</text:p>
          </table:table-cell>
          <table:table-cell/>
          <table:table-cell table:style-name="ce3" office:value-type="string" calcext:value-type="string">
            <text:p>GenreId</text:p>
          </table:table-cell>
          <table:table-cell/>
          <table:table-cell table:style-name="ce3" office:value-type="string" calcext:value-type="string">
            <text:p>MovieId</text:p>
          </table:table-cell>
          <table:table-cell/>
          <table:table-cell table:style-name="ce3"/>
        </table:table-row>
        <table:table-row table:style-name="ro1">
          <table:table-cell table:style-name="ce1" office:value-type="string" calcext:value-type="string">
            <text:p><text:s text:c="11"/>([MovieGenreId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11"/>,[GenreId]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11"/>,[MovieId]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5"/>VALU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11"/>(&lt;MovieGenreId, bigint,&gt;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11"/>,&lt;GenreId, bigint,&gt;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11"/>,&lt;MovieId, bigint,&gt;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1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INSERT INTO [dbo].[MoviesGenres]([MovieGenreId],[GenreId],[MovieId]) VALUES 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</table:table>
      <table:table table:name="Produc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Product]</text:span></text:p>
          </table:table-cell>
          <table:table-cell table:number-columns-repeated="6"/>
          <table:table-cell office:value-type="string" calcext:value-type="string">
            <text:p>Description</text:p>
          </table:table-cell>
          <table:table-cell/>
          <table:table-cell table:style-name="ce3" office:value-type="string" calcext:value-type="string">
            <text:p>Price</text:p>
          </table:table-cell>
          <table:table-cell/>
          <table:table-cell table:style-name="ce3" office:value-type="string" calcext:value-type="string">
            <text:p>ProductId</text:p>
          </table:table-cell>
          <table:table-cell/>
          <table:table-cell table:style-name="ce3" office:value-type="string" calcext:value-type="string">
            <text:p>MovieId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           </text:span><text:span text:style-name="T4">(</text:span><text:span text:style-name="T2">[Description]</text:span></text:p>
          </table:table-cell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Price]</text:span></text:p>
          </table:table-cell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ProductId]</text:span></text:p>
          </table:table-cell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<text:span text:style-name="T5">           </text:span><text:span text:style-name="T4">,</text:span><text:span text:style-name="T2">[MovieId]</text:span></text:p>
          </table:table-cell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SERT INTO [dbo].[Product]([Description],[Price],[ProductId],[MovieId]) VALUES (</text:p>
          </table:table-cell>
          <table:table-cell office:value-type="string" calcext:value-type="string">
            <text:p>N'Opis'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6:23:22.6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12S</meta:editing-duration>
    <meta:editing-cycles>72</meta:editing-cycles>
    <meta:generator>LibreOffice/5.0.4.2$Windows_x86 LibreOffice_project/2b9802c1994aa0b7dc6079e128979269cf95bc78</meta:generator>
    <dc:date>2016-06-04T17:16:46.163000000</dc:date>
    <meta:document-statistic meta:table-count="7" meta:cell-count="2539" meta:object-count="0"/>
    <meta:user-defined meta:name="Info 1"/>
    <meta:user-defined meta:name="Info 2"/>
    <meta:user-defined meta:name="Info 3"/>
    <meta:user-defined meta:name="Info 4"/>
  </office:meta>
</office:document-meta>
</file>